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3])/19" office:value-type="float" office:value="28.2105263157895" calcext:value-type="float">
            <text:p>28.2105263158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52.6526315789474" calcext:value-type="float">
            <text:p>52.65263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4" calcext:value-type="date">
            <text:p>03/24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3-31" calcext:value-type="date">
            <text:p>03/3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05" calcext:value-type="date">
            <text:p>04/05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07" calcext:value-type="date">
            <text:p>04/07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6:37:16.785789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3-03T17:05:48.602687883</dc:date>
    <meta:editing-duration>PT24M</meta:editing-duration>
    <meta:editing-cycles>22</meta:editing-cycles>
    <meta:generator>LibreOffice/4.2.8.2$Linux_X86_64 LibreOffice_project/420m0$Build-2</meta:generator>
    <meta:document-statistic meta:table-count="1" meta:cell-count="65" meta:object-count="0"/>
  </office:meta>
</office:document-meta>
</file>